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2cm" svg:y="4.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cm" svg:height="2.4cm" svg:x="4.7cm" svg:y="1.3cm">
          <text:p text:style-name="P1"><text:span text:style-name="T2">Oczekiwanie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05cm" svg:y1="4.9cm" svg:x2="4.7cm" svg:y2="2.5cm" draw:start-shape="id1" draw:start-glue-point="4" draw:end-shape="id2" draw:end-glue-point="6" svg:d="M3050 4900l1650-2400" svg:viewBox="0 0 1651 2401">
          <text:p/>
        </draw:connector>
        <draw:connector draw:style-name="gr4" draw:text-style-name="P4" draw:layer="layout" draw:type="curve" draw:line-skew="0.672cm" svg:x1="9.822cm" svg:y1="3.349cm" svg:x2="5.578cm" svg:y2="3.349cm" draw:start-shape="id2" draw:start-glue-point="9" draw:end-shape="id2" draw:end-glue-point="7" svg:d="M9822 3349c0 2287-4244 2287-4244 0" svg:viewBox="0 0 4245 1716">
          <text:p text:style-name="P1"><text:span text:style-name="T3"/></text:p>
          <text:p text:style-name="P1"><text:span text:style-name="T3">Co 1 sekundę</text:span></text:p>
        </draw:connector>
        <draw:custom-shape draw:style-name="gr2" draw:text-style-name="P3" xml:id="id3" draw:id="id3" draw:layer="layout" svg:width="5.9cm" svg:height="2.4cm" svg:x="14.4cm" svg:y="1.2cm">
          <text:p text:style-name="P1"><text:span text:style-name="T2">Odpowiedź na</text:span></text:p>
          <text:p text:style-name="P1"><text:span text:style-name="T2">dane aktywacyj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7cm" svg:y1="2.5cm" svg:x2="14.4cm" svg:y2="2.4cm" draw:start-shape="id2" draw:start-glue-point="10" draw:end-shape="id3" draw:end-glue-point="6" svg:d="M10700 2500l3700-100" svg:viewBox="0 0 3701 101">
          <text:p text:style-name="P1"><text:span text:style-name="T3">Poprawne</text:span></text:p>
          <text:p text:style-name="P1"><text:span text:style-name="T3">dane aktywacyjne</text:span></text:p>
        </draw:connector>
        <draw:custom-shape draw:style-name="gr1" draw:text-style-name="P3" xml:id="id5" draw:id="id5" draw:layer="layout" svg:width="3.9cm" svg:height="2.6cm" svg:x="21.8cm" svg:y="1.3cm">
          <text:p text:style-name="P1"><text:span text:style-name="T2">Poprawne</text:span></text:p>
          <text:p text:style-name="P1"><text:span text:style-name="T2">działa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3.1cm" svg:height="2.2cm" svg:x="2.5cm" svg:y="10.1cm">
          <text:p text:style-name="P1"><text:span text:style-name="T2">STOP</text:span></text:p>
          <text:p text:style-name="P1"><text:span text:style-name="T2">awaryj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4.05cm" svg:y1="10.1cm" svg:x2="3.05cm" svg:y2="6.3cm" draw:start-shape="id4" draw:start-glue-point="4" draw:end-shape="id1" draw:end-glue-point="8" svg:d="M4050 10100l-1000-3800" svg:viewBox="0 0 1001 3801">
          <text:p text:style-name="P1"><text:span text:style-name="T3">Naciśnięcie</text:span></text:p>
          <text:p text:style-name="P1"><text:span text:style-name="T3">przycisku „RESET”</text:span></text:p>
        </draw:connector>
        <draw:connector draw:style-name="gr7" draw:text-style-name="P1" draw:layer="layout" draw:type="line" svg:x1="20.3cm" svg:y1="2.4cm" svg:x2="21.8cm" svg:y2="2.6cm" draw:start-shape="id3" draw:start-glue-point="10" draw:end-shape="id5" draw:end-glue-point="6" svg:d="M20300 2400l1500 200" svg:viewBox="0 0 1501 201">
          <text:p/>
        </draw:connector>
        <draw:custom-shape draw:style-name="gr8" draw:text-style-name="P3" xml:id="id6" draw:id="id6" draw:layer="layout" svg:width="5.4cm" svg:height="2.3cm" svg:x="19cm" svg:y="5.4cm">
          <text:p text:style-name="P1"><text:span text:style-name="T2">Odebr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3.75cm" svg:y1="3.9cm" svg:x2="21.7cm" svg:y2="5.4cm" draw:start-shape="id5" draw:start-glue-point="8" draw:end-shape="id6" draw:end-glue-point="4" svg:d="M23750 3900l-2050 1500" svg:viewBox="0 0 2051 1501">
          <text:p text:style-name="P1"><text:span text:style-name="T3">Co 1 sekundę</text:span></text:p>
        </draw:connector>
        <draw:custom-shape draw:style-name="gr8" draw:text-style-name="P3" xml:id="id7" draw:id="id7" draw:layer="layout" svg:width="4cm" svg:height="2.5cm" svg:x="13.1cm" svg:y="10.6cm">
          <text:p text:style-name="P1"><text:span text:style-name="T2">Zwiększ</text:span></text:p>
          <text:p text:style-name="P1"><text:span text:style-name="T2">licznik błę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1.7cm" svg:y1="7.7cm" svg:x2="16.515cm" svg:y2="10.966cm" draw:start-shape="id6" draw:start-glue-point="8" draw:end-shape="id7" draw:end-glue-point="11" svg:d="M21700 7700l-5185 3266" svg:viewBox="0 0 5186 3267">
          <text:p text:style-name="P1"><text:span text:style-name="T3"><text:s/></text:span><text:span text:style-name="T3">Nie powiodło się</text:span></text:p>
        </draw:connector>
        <draw:custom-shape draw:style-name="gr8" draw:text-style-name="P3" xml:id="id8" draw:id="id8" draw:layer="layout" svg:width="5.9cm" svg:height="3.8cm" svg:x="10.4cm" svg:y="6.1cm">
          <text:p text:style-name="P1"><text:span text:style-name="T2">Zwiększenie licznika,</text:span></text:p>
          <text:p text:style-name="P1"><text:span text:style-name="T2">wyzerowanie</text:span></text:p>
          <text:p text:style-name="P1"><text:span text:style-name="T2">licznik błędó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9cm" svg:y1="6.55cm" svg:x2="16.3cm" svg:y2="8cm" draw:start-shape="id6" draw:start-glue-point="6" draw:end-shape="id8" draw:end-glue-point="10" svg:d="M19000 6550l-2700 1450" svg:viewBox="0 0 2701 1451">
          <text:p text:style-name="P1"><text:span text:style-name="T3">Powiodło się</text:span></text:p>
        </draw:connector>
        <draw:connector draw:style-name="gr6" draw:text-style-name="P4" draw:layer="layout" draw:type="curve" draw:line-skew="1.052cm" svg:x1="11.264cm" svg:y1="6.656cm" svg:x2="5.146cm" svg:y2="10.422cm" draw:start-shape="id8" draw:start-glue-point="5" draw:end-shape="id4" draw:end-glue-point="11" svg:d="M11264 6656c0-7-6118-1890-6118 3766" svg:viewBox="0 0 6119 4073">
          <text:p text:style-name="P1"><text:span text:style-name="T3">Sygnał „STOP”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6" draw:text-style-name="P4" draw:layer="layout" draw:type="curve" svg:x1="10.4cm" svg:y1="8cm" svg:x2="5.6cm" svg:y2="11.2cm" draw:start-shape="id8" draw:start-glue-point="6" draw:end-shape="id4" draw:end-glue-point="10" svg:d="M10400 8000c-3598 0-1199 3200-4800 3200" svg:viewBox="0 0 4801 320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Wewnętrzny licznik</text:span></text:p>
          <text:p text:style-name="P1"><text:span text:style-name="T3">niezgodny z danymi</text:span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7" draw:text-style-name="P1" draw:layer="layout" draw:type="curve" draw:line-skew="-0.501cm" svg:x1="15.436cm" svg:y1="6.656cm" svg:x2="22.371cm" svg:y2="3.52cm" draw:start-shape="id8" draw:start-glue-point="11" draw:end-shape="id5" draw:end-glue-point="7" svg:d="M15436 6656c0-3234 6935-1666 6935-3136" svg:viewBox="0 0 6936 3137">
          <text:p/>
        </draw:connector>
        <draw:connector draw:style-name="gr6" draw:text-style-name="P4" draw:layer="layout" draw:type="line" svg:x1="13.1cm" svg:y1="11.85cm" svg:x2="5.146cm" svg:y2="11.978cm" draw:start-shape="id7" draw:start-glue-point="6" draw:end-shape="id4" draw:end-glue-point="9" svg:d="M13100 11850l-7954 128" svg:viewBox="0 0 7955 129">
          <text:p text:style-name="P1"><text:span text:style-name="T3"/></text:p>
          <text:p text:style-name="P1"><text:span text:style-name="T3">Licznik błędów == 3</text:span></text:p>
        </draw:connector>
        <draw:connector draw:style-name="gr6" draw:text-style-name="P4" draw:layer="layout" draw:type="curve" svg:x1="17.1cm" svg:y1="11.85cm" svg:x2="25.129cm" svg:y2="3.52cm" draw:start-shape="id7" draw:start-glue-point="10" draw:end-shape="id5" draw:end-glue-point="9" svg:d="M17100 11850c5353 0 8029-2776 8029-8330" svg:viewBox="0 0 8030 8331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Licznik błędów != 3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18T12:06:29.386515336</dc:date>
    <dc:creator>Piotr Banaszkiewicz</dc:creator>
    <meta:editing-duration>PT12M30S</meta:editing-duration>
    <meta:editing-cycles>3</meta:editing-cycles>
    <meta:generator>LibreOffice/4.2.8.2$Linux_X86_64 LibreOffice_project/420m0$Build-2</meta:generator>
    <meta:document-statistic meta:object-count="21"/>
  </office:meta>
</office:document-meta>
</file>